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af5" officeooo:paragraph-rsid="0005daf5"/>
    </style:style>
    <style:style style:name="P2" style:family="paragraph" style:parent-style-name="Standard">
      <style:text-properties officeooo:rsid="0006e4aa" officeooo:paragraph-rsid="0006e4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a horas entre las 09:00 hasta las 14:30:</text:p>
      <text:p text:style-name="P1"/>
      <text:p text:style-name="P1">Create table p2</text:p>
      <text:p text:style-name="P1">(</text:p>
      <text:p text:style-name="P1">cod number (2) primary key,</text:p>
      <text:p text:style-name="P1">fecha date constraint ck_fechas check (to_char(fecha, ‘HH24’) &gt;= <text:s/>9 and to_char(fecha, ‘HH24’) &lt;= 13 ) OR to_char(fecha, ‘HH24’) = 14 and to char (fecha, ‘mi’) <text:s/>&gt;= 0 AND to_char (fecha, ‘mi’)&lt;= 30)</text:p>
      <text:p text:style-name="P1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08:25:43.838566895</meta:creation-date>
    <dc:date>2019-01-17T08:37:24.391252967</dc:date>
    <meta:editing-duration>PT1M10S</meta:editing-duration>
    <meta:editing-cycles>1</meta:editing-cycles>
    <meta:document-statistic meta:table-count="0" meta:image-count="0" meta:object-count="0" meta:page-count="1" meta:paragraph-count="6" meta:word-count="50" meta:character-count="285" meta:non-whitespace-character-count="239"/>
    <meta:generator>LibreOffice/6.0.7.3$Linux_X86_64 LibreOffice_project/00m0$Build-3</meta:generator>
  </office:meta>
</office:document-meta>
</file>